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c380" officeooo:paragraph-rsid="001dc380"/>
    </style:style>
    <style:style style:name="P2" style:family="paragraph" style:parent-style-name="Standard">
      <style:paragraph-properties fo:text-align="start" style:justify-single-word="false"/>
      <style:text-properties officeooo:rsid="001dc380" officeooo:paragraph-rsid="001dc380"/>
    </style:style>
    <style:style style:name="P3" style:family="paragraph" style:parent-style-name="Standard">
      <style:paragraph-properties fo:text-align="start" style:justify-single-word="false"/>
      <style:text-properties officeooo:rsid="001e0011" officeooo:paragraph-rsid="001e0011"/>
    </style:style>
    <style:style style:name="T1" style:family="text">
      <style:text-properties officeooo:rsid="001e0011"/>
    </style:style>
    <style:style style:name="T2" style:family="text">
      <style:text-properties officeooo:rsid="001ea701"/>
    </style:style>
    <style:style style:name="T3" style:family="text">
      <style:text-properties officeooo:rsid="001f2b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Minivilles- règles et procédures de jeux.</text:p>
      <text:p text:style-name="P2"/>
      <text:p text:style-name="P2"/>
      <text:p text:style-name="P2">Cartes :</text:p>
      <text:p text:style-name="P2"/>
      <text:p text:style-name="P2">Carte Bleu : s’active lors du tour de n’importe quel joueur.</text:p>
      <text:p text:style-name="P2">Carte Verte : s’active lorsque c’est a notre tour de jouer.</text:p>
      <text:p text:style-name="P2">Carte Rouge : s’active lorsque c’est l’autre joueur qui joue.</text:p>
      <text:p text:style-name="P2"/>
      <text:p text:style-name="P3">Attention :</text:p>
      <text:p text:style-name="P3"/>
      <text:p text:style-name="P2"/>
      <text:p text:style-name="P2">Indépenda<text:span text:style-name="T2">m</text:span>ment des cartes que vous avez, vous ne pouvez jouer que des cartes dont la valeur est égale à celle qui est tombé<text:span text:style-name="T3">e</text:span> sur le dé.</text:p>
      <text:p text:style-name="P2"/>
      <text:p text:style-name="P2">Les bénéfices reviennent à celui ou ceux qui ont cette même carte. (<text:span text:style-name="T1">ex : </text:span><text:s/>je joue la carte boulangerie, tous ceux qui ont la boulangerie gagnent la récompense)</text:p>
      <text:p text:style-name="P2"/>
      <text:p text:style-name="P2">A chaque fois qu’on lance un dé on vérifie nos cartes pour savoir si on peut en jouer une ou pas.</text:p>
      <text:p text:style-name="P3"/>
      <text:p text:style-name="P3">On peut acheter d’autres cartes avec nos pièces pour gagner plus vite d’autres pièces.</text:p>
      <text:p text:style-name="P3"/>
      <text:p text:style-name="P3">L’<text:span text:style-name="T2">ob</text:span>jectif est d’avoir 20 pièces le plus rapidement possible.</text:p>
      <text:p text:style-name="P3"/>
      <text:p text:style-name="P3"/>
      <text:p text:style-name="P3"/>
      <text:p text:style-name="P3">Exemple d’un tour :</text:p>
      <text:p text:style-name="P3"/>
      <text:p text:style-name="P3">Je lance mon dé, il tombe sur 3. Si j’ai une carte de valeur 3 verte alors je recois l’argent. Si j’ai une carte de valeur 3 et bleu alors je re<text:span text:style-name="T2">ç</text:span>ois l’argent. Si mon adversaire a une carte rouge de valeur 3 alors il la joue. On distribue les pièces aux joueurs et je passe le dé au prochain joueur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1T18:14:04.207000000</meta:creation-date>
    <dc:date>2020-11-01T10:14:22.738000000</dc:date>
    <meta:editing-duration>PT10M48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3" meta:word-count="205" meta:character-count="1097" meta:non-whitespace-character-count="902"/>
  </office:meta>
</office:document-meta>
</file>